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officeooo:paragraph-rsid="0006ebe4"/>
    </style:style>
    <style:style style:name="P2" style:family="paragraph" style:parent-style-name="Preformatted_20_Text">
      <style:text-properties officeooo:paragraph-rsid="000a46ef"/>
    </style:style>
    <style:style style:name="P3" style:family="paragraph" style:parent-style-name="Standard">
      <style:text-properties officeooo:rsid="0002efa8"/>
    </style:style>
    <style:style style:name="P4" style:family="paragraph" style:parent-style-name="Standard">
      <style:text-properties officeooo:rsid="0002efa8" officeooo:paragraph-rsid="0002efa8"/>
    </style:style>
    <style:style style:name="P5" style:family="paragraph" style:parent-style-name="Standard">
      <style:text-properties officeooo:rsid="0002efa8" officeooo:paragraph-rsid="0006ebe4"/>
    </style:style>
    <style:style style:name="P6" style:family="paragraph" style:parent-style-name="Standard">
      <style:text-properties officeooo:paragraph-rsid="000a46ef"/>
    </style:style>
    <style:style style:name="P7" style:family="paragraph" style:parent-style-name="Standard">
      <style:text-properties officeooo:paragraph-rsid="000b6cdb"/>
    </style:style>
    <style:style style:name="P8" style:family="paragraph" style:parent-style-name="Standard">
      <style:text-properties officeooo:paragraph-rsid="000bf6f9"/>
    </style:style>
    <style:style style:name="P9" style:family="paragraph" style:parent-style-name="Text_20_body">
      <style:text-properties officeooo:paragraph-rsid="000a46ef"/>
    </style:style>
    <style:style style:name="T1" style:family="text">
      <style:text-properties officeooo:rsid="0002efa8"/>
    </style:style>
    <style:style style:name="T2" style:family="text">
      <style:text-properties officeooo:rsid="0005ba30"/>
    </style:style>
    <style:style style:name="T3" style:family="text">
      <style:text-properties officeooo:rsid="00061f00"/>
    </style:style>
    <style:style style:name="T4" style:family="text">
      <style:text-properties officeooo:rsid="0006d243"/>
    </style:style>
    <style:style style:name="T5" style:family="text">
      <style:text-properties officeooo:rsid="0009850f"/>
    </style:style>
    <style:style style:name="T6" style:family="text">
      <style:text-properties officeooo:rsid="000a46ef"/>
    </style:style>
    <style:style style:name="T7" style:family="text">
      <style:text-properties officeooo:rsid="000b6cdb"/>
    </style:style>
    <style:style style:name="T8" style:family="text">
      <style:text-properties officeooo:rsid="000bf6f9"/>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1. </text:span>Getting Started with HTML: A Beginner's Guide</text:h>
      <text:p text:style-name="P3"/>
      <text:p text:style-name="P4">HTML (Hypertext Markup Language) is the foundation of every web page. It provides the structure and content that browsers use to render and display web pages. If you're new to HTML, this beginner's guide will help you understand the basics and get started with creating your own web pages.</text:p>
      <text:p text:style-name="P4"/>
      <text:h text:style-name="Heading_20_3" text:outline-level="3">What is HTML?</text:h>
      <text:p text:style-name="P4">HTML is a markup language that uses tags to define the structure and content of a web page. Tags are enclosed in angle brackets (&amp;lt; &gt;) and come in pairs: an opening tag and a closing tag. The content of a web page is placed between these tags, defining its structure and meaning.</text:p>
      <text:p text:style-name="P4"/>
      <text:h text:style-name="Heading_20_3" text:outline-level="3">Example: Hello, World!</text:h>
      <text:p text:style-name="P4">To get a taste of HTML, let's start with a simple example. Open a plain text editor and create a new file with the ".html" extension. Type the following code into the file:</text:p>
      <text:p text:style-name="P4"/>
      <text:p text:style-name="P4"/>
      <text:p text:style-name="Preformatted_20_Text">&amp;lt;!DOCTYPE html&gt;</text:p>
      <text:p text:style-name="Preformatted_20_Text">&amp;lt;html&gt;</text:p>
      <text:p text:style-name="Preformatted_20_Text">&amp;lt;head&gt;</text:p>
      <text:p text:style-name="Preformatted_20_Text"><text:s text:c="2"/>&amp;lt;title&gt;Hello, World!&amp;lt;/title&gt;</text:p>
      <text:p text:style-name="Preformatted_20_Text">&amp;lt;/head&gt;</text:p>
      <text:p text:style-name="Preformatted_20_Text">&amp;lt;body&gt;</text:p>
      <text:p text:style-name="Preformatted_20_Text"><text:s text:c="2"/>&amp;lt;h1&gt;Welcome to My First Web Page&amp;lt;/h1&gt;</text:p>
      <text:p text:style-name="Preformatted_20_Text"><text:s text:c="2"/>&amp;lt;p&gt;This is a paragraph of text.&amp;lt;/p&gt;</text:p>
      <text:p text:style-name="Preformatted_20_Text">&amp;lt;/body&gt;</text:p>
      <text:p text:style-name="Preformatted_20_Text">&amp;lt;/html&gt;</text:p>
      <text:p text:style-name="P4"/>
      <text:p text:style-name="P4">In this example, we have the basic structure of an HTML document. The &amp;lt;!DOCTYPE html&gt; declaration defines the document type. The &amp;lt;html&gt; element is the root element, encapsulating the entire web page. The &amp;lt;head&gt; section contains metadata, such as the page title, while the &amp;lt;body&gt; section holds the visible content.</text:p>
      <text:p text:style-name="P4"/>
      <text:p text:style-name="P5">Within the &amp;lt;body&gt; section, we have used the &amp;lt;h1&gt; element to create a heading and the &amp;lt;p&gt; element to create a paragraph of text.</text:p>
      <text:p text:style-name="P4"/>
      <text:h text:style-name="Heading_20_3" text:outline-level="3">Viewing the Web Page</text:h>
      <text:p text:style-name="P4">Save the file and open it with a web browser. You should see the rendered web page with the heading "Welcome to My First Web Page" and the paragraph of text.</text:p>
      <text:p text:style-name="P4"/>
      <text:p text:style-name="P4">Congratulations! You've created your first HTML web page. This is just the beginning of your journey into the world of web development. Continue learning HTML and exploring its various elements and attributes to build more complex and interactive web pages.</text:p>
      <text:p text:style-name="Standard"/>
      <text:p text:style-name="Standard"/>
      <text:h text:style-name="Heading_20_1" text:outline-level="1"><text:soft-page-break/><text:span text:style-name="T1">2. </text:span>HTML Syntax and Structure: Understanding the Basics</text:h>
      <text:p text:style-name="Standard"/>
      <text:p text:style-name="Standard">HTML (Hypertext Markup Language) uses a specific syntax and structure to define the elements and content of a web page. Understanding the basics of HTML syntax is essential for building well-structured web pages. Let's dive into the key concepts.</text:p>
      <text:p text:style-name="Standard"/>
      <text:h text:style-name="Heading_20_3" text:outline-level="3">HTML Document Structure</text:h>
      <text:p text:style-name="P8">An HTML document is structured using a hierarchical approach. It starts with the document type declaration and consists of the <text:span text:style-name="T8">&lt;code&gt;</text:span><text:span text:style-name="T1">&amp;lt;</text:span>html&gt;<text:span text:style-name="T8">&lt;/code&gt;</text:span>, <text:span text:style-name="T8">&lt;code&gt;</text:span><text:span text:style-name="T1">&amp;lt;</text:span>head&gt;<text:span text:style-name="T8">&lt;/code&gt;</text:span>, and <text:span text:style-name="T8">&lt;code&gt;</text:span><text:span text:style-name="T1">&amp;lt;</text:span>body&gt;<text:span text:style-name="T8">&lt;/code&gt;</text:span> elements.</text:p>
      <text:p text:style-name="Standard"/>
      <text:p text:style-name="Standard"/>
      <text:p text:style-name="P1"><text:span text:style-name="T1">&amp;lt;</text:span>!DOCTYPE html&gt;</text:p>
      <text:p text:style-name="P1"><text:span text:style-name="T1">&amp;lt;</text:span>html&gt;</text:p>
      <text:p text:style-name="P1"><text:span text:style-name="T1">&amp;lt;</text:span>head&gt;</text:p>
      <text:p text:style-name="P1"><text:s text:c="2"/><text:span text:style-name="T1">&amp;lt;</text:span>title&gt;Page Title<text:span text:style-name="T1">&amp;lt;</text:span>/title&gt;</text:p>
      <text:p text:style-name="P1"><text:span text:style-name="T1">&amp;lt;</text:span>/head&gt;</text:p>
      <text:p text:style-name="P1"><text:span text:style-name="T1">&amp;lt;</text:span>body&gt;</text:p>
      <text:p text:style-name="P1"><text:s text:c="2"/><text:span text:style-name="T1">&amp;lt;</text:span>!-- Content goes here --&gt;</text:p>
      <text:p text:style-name="P1"><text:span text:style-name="T1">&amp;lt;</text:span>/body&gt;</text:p>
      <text:p text:style-name="P1"><text:span text:style-name="T1">&amp;lt;</text:span>/html&gt;</text:p>
      <text:p text:style-name="Standard"/>
      <text:p text:style-name="P8">The <text:span text:style-name="T8">&lt;code&gt;</text:span>&amp;lt;!DOCTYPE html&gt;<text:span text:style-name="T8">&lt;/code&gt;</text:span> declaration defines the document type as HTML5, which is the latest version of HTML.</text:p>
      <text:p text:style-name="P8">The <text:span text:style-name="T8">&lt;code&gt;</text:span>&amp;lt;html&gt;<text:span text:style-name="T8">&lt;/code&gt;</text:span> element encapsulates the entire HTML document.</text:p>
      <text:p text:style-name="P8">The <text:span text:style-name="T8">&lt;code&gt;</text:span>&amp;lt;head&gt;<text:span text:style-name="T8">&lt;/code&gt;</text:span> element contains metadata about the document, such as the title displayed in the browser's title bar.</text:p>
      <text:p text:style-name="P8">The <text:span text:style-name="T8">&lt;code&gt;</text:span>&amp;lt;body&gt;<text:span text:style-name="T8">&lt;/code&gt;</text:span> element holds the visible content of the web page.</text:p>
      <text:p text:style-name="Standard">HTML Tags and Elements</text:p>
      <text:p text:style-name="P8">HTML tags define the elements and structure of a web page. Tags are enclosed in angle brackets (<text:span text:style-name="T8">&lt;code&gt;</text:span>&amp;lt; &gt;<text:span text:style-name="T8">&lt;/code&gt;</text:span>) and typically come in pairs: an opening tag and a closing tag.</text:p>
      <text:p text:style-name="Standard"/>
      <text:p text:style-name="Standard"/>
      <text:p text:style-name="Preformatted_20_Text">&amp;lt;p&gt;This is a paragraph of text.&amp;lt;/p&gt;</text:p>
      <text:p text:style-name="Standard"/>
      <text:p text:style-name="Standard">The &amp;lt;p&gt; tag represents a paragraph. The opening tag &amp;lt;p&gt; defines the beginning of the paragraph, and the closing tag &amp;lt;/p&gt; indicates the end.</text:p>
      <text:p text:style-name="Standard">Tags can also have attributes that provide additional information or modify their behavior.</text:p>
      <text:p text:style-name="Standard"/>
      <text:p text:style-name="Preformatted_20_Text">&amp;lt;img src="image.jpg" alt="Description of the image"&gt;</text:p>
      <text:p text:style-name="Standard"/>
      <text:p text:style-name="Standard">In this example, the &amp;lt;img&gt; tag is used to embed an image. The src attribute specifies the image source, and the alt attribute provides alternative text for accessibility.</text:p>
      <text:p text:style-name="Standard"/>
      <text:h text:style-name="Heading_20_3" text:outline-level="3">Nesting and Hierarchy</text:h>
      <text:p text:style-name="Standard">HTML elements can be nested inside each other to create a hierarchical structure.</text:p>
      <text:p text:style-name="Standard"/>
      <text:p text:style-name="Standard"/>
      <text:p text:style-name="Preformatted_20_Text">&amp;lt;div&gt;</text:p>
      <text:p text:style-name="Preformatted_20_Text"><text:s text:c="2"/>&amp;lt;h1&gt;Title&amp;lt;/h1&gt;</text:p>
      <text:p text:style-name="Preformatted_20_Text"><text:soft-page-break/><text:s text:c="2"/>&amp;lt;p&gt;Paragraph of text&amp;lt;/p&gt;</text:p>
      <text:p text:style-name="Preformatted_20_Text">&amp;lt;/div&gt;</text:p>
      <text:p text:style-name="Standard"/>
      <text:p text:style-name="Standard">In this example, the &amp;lt;h1&gt; and &amp;lt;p&gt; elements are nested inside a &amp;lt;div&gt; element. The &amp;lt;div&gt; acts as a container and helps organize the content.</text:p>
      <text:p text:style-name="Standard"/>
      <text:p text:style-name="Standard">Understanding HTML syntax and the structure of an HTML document is essential for creating well-formed and semantically meaningful web pages. Practice using different HTML tags, elements, and attributes to build a solid foundation in HTML.</text:p>
      <text:p text:style-name="Standard"/>
      <text:p text:style-name="Standard"/>
      <text:h text:style-name="Heading_20_1" text:outline-level="1"><text:span text:style-name="T2">3. </text:span>Essential HTML Tags and Elements: A Comprehensive Overview</text:h>
      <text:p text:style-name="Standard"/>
      <text:p text:style-name="Standard">HTML (Hypertext Markup Language) provides a wide range of tags and elements that allow you to structure and format your web pages. Understanding the essential HTML tags is crucial for building well-designed and semantically meaningful websites. Let's explore some of the key tags and their usage.</text:p>
      <text:p text:style-name="Standard"/>
      <text:h text:style-name="Heading_20_3" text:outline-level="3">Heading Tags</text:h>
      <text:p text:style-name="Standard">HTML offers six heading tags (<text:span text:style-name="T7">&lt;code&gt;</text:span>&amp;lt;h1&gt;<text:span text:style-name="T7">&lt;/code&gt;</text:span> to <text:span text:style-name="T7">&lt;code&gt;</text:span>&amp;lt;h6&gt;<text:span text:style-name="T7">&lt;/code&gt;</text:span>) to represent different levels of headings.</text:p>
      <text:p text:style-name="Standard"/>
      <text:p text:style-name="Preformatted_20_Text">&amp;lt;h1&gt;This is the main heading&amp;lt;/h1&gt;</text:p>
      <text:p text:style-name="Preformatted_20_Text">&amp;lt;h2&gt;This is a subheading&amp;lt;/h2&gt;</text:p>
      <text:p text:style-name="Preformatted_20_Text">&amp;lt;!-- ... --&gt;</text:p>
      <text:p text:style-name="Preformatted_20_Text">&amp;lt;h6&gt;This is the smallest heading&amp;lt;/h6&gt;</text:p>
      <text:p text:style-name="Standard"/>
      <text:p text:style-name="P7">Use heading tags to indicate the hierarchy and importance of your content. <text:span text:style-name="T7">&lt;code&gt;</text:span>&amp;lt;h1&gt;<text:span text:style-name="T7">&lt;code&gt;</text:span> represents the highest level, typically used for page titles, while <text:span text:style-name="T7">&lt;code&gt;</text:span>&amp;lt;h6&gt;<text:span text:style-name="T7">&lt;code&gt;</text:span> represents the lowest level.</text:p>
      <text:p text:style-name="Standard"/>
      <text:h text:style-name="Heading_20_3" text:outline-level="3">Paragraphs and Text Formatting</text:h>
      <text:p text:style-name="Standard">HTML provides tags for creating paragraphs and applying various text formatting options.</text:p>
      <text:p text:style-name="Standard"/>
      <text:p text:style-name="Standard"/>
      <text:p text:style-name="Preformatted_20_Text">&amp;lt;p&gt;This is a paragraph of text.&amp;lt;/p&gt;</text:p>
      <text:p text:style-name="Preformatted_20_Text">&amp;lt;strong&gt;This text is bold.&amp;lt;/strong&gt;</text:p>
      <text:p text:style-name="Preformatted_20_Text">&amp;lt;em&gt;This text is italicized.&amp;lt;/em&gt;</text:p>
      <text:p text:style-name="Preformatted_20_Text">&amp;lt;del&gt;This text is deleted.&amp;lt;/del&gt;</text:p>
      <text:p text:style-name="Standard"/>
      <text:p text:style-name="P7">Use the<text:span text:style-name="T7">:</text:span></text:p>
      <text:p text:style-name="P7"><text:span text:style-name="T7">&lt;ul&gt;&lt;li&gt;&lt;code&gt;</text:span>&amp;lt;p&gt;<text:span text:style-name="T7">&lt;code&gt;</text:span> tag to enclose paragraphs of text<text:span text:style-name="T7">,&lt;/li&gt;&lt;li&gt;</text:span>&amp;lt;strong&gt; represents strong emphasis (usually displayed as bold),<text:span text:style-name="T7">&lt;/li&gt;&lt;li&gt;&lt;code&gt;</text:span>&amp;lt;em&gt;<text:span text:style-name="T7">&lt;code&gt;</text:span> represents emphasized text (usually displayed as italic),<text:span text:style-name="T7">&lt;/li&gt;&lt;li&gt;&lt;code&gt;</text:span>&amp;lt;del&gt;<text:span text:style-name="T7">&lt;code&gt;</text:span> represents deleted or strikethrough text.<text:span text:style-name="T7">&lt;/li&gt;</text:span></text:p>
      <text:p text:style-name="Standard"/>
      <text:h text:style-name="Heading_20_3" text:outline-level="3"><text:soft-page-break/>Lists</text:h>
      <text:p text:style-name="Standard">HTML supports both ordered and unordered lists.</text:p>
      <text:p text:style-name="Standard"/>
      <text:p text:style-name="Preformatted_20_Text">&amp;lt;ul&gt;</text:p>
      <text:p text:style-name="Preformatted_20_Text"><text:s text:c="2"/>&amp;lt;li&gt;Item 1&amp;lt;/li&gt;</text:p>
      <text:p text:style-name="Preformatted_20_Text"><text:s text:c="2"/>&amp;lt;li&gt;Item 2&amp;lt;/li&gt;</text:p>
      <text:p text:style-name="Preformatted_20_Text"><text:s text:c="2"/>&amp;lt;li&gt;Item 3&amp;lt;/li&gt;</text:p>
      <text:p text:style-name="Preformatted_20_Text">&amp;lt;/ul&gt;</text:p>
      <text:p text:style-name="Preformatted_20_Text"/>
      <text:p text:style-name="Preformatted_20_Text">&amp;lt;ol&gt;</text:p>
      <text:p text:style-name="Preformatted_20_Text"><text:s text:c="2"/>&amp;lt;li&gt;First step&amp;lt;/li&gt;</text:p>
      <text:p text:style-name="Preformatted_20_Text"><text:s text:c="2"/>&amp;lt;li&gt;Second step&amp;lt;/li&gt;</text:p>
      <text:p text:style-name="Preformatted_20_Text"><text:s text:c="2"/>&amp;lt;li&gt;Third step&amp;lt;/li&gt;</text:p>
      <text:p text:style-name="Preformatted_20_Text">&amp;lt;/ol&gt;</text:p>
      <text:p text:style-name="Preformatted_20_Text"/>
      <text:p text:style-name="Standard">&amp;lt;ul&gt; represents an unordered list (bulleted list), and &amp;lt;ol&gt; represents an ordered list (numbered list). Use &amp;lt;li&gt; to define each list item.</text:p>
      <text:p text:style-name="Standard"/>
      <text:h text:style-name="Heading_20_3" text:outline-level="3">Links and Anchors</text:h>
      <text:p text:style-name="Standard">HTML allows you to create hyperlinks to link to other web pages or specific sections within a page using anchors.</text:p>
      <text:p text:style-name="Standard"/>
      <text:p text:style-name="Standard"/>
      <text:p text:style-name="Preformatted_20_Text">&amp;lt;a href="https://example.com"&gt;Visit our website&amp;lt;/a&gt;</text:p>
      <text:p text:style-name="Preformatted_20_Text"/>
      <text:p text:style-name="Preformatted_20_Text">&amp;lt;a href="#section1"&gt;Jump to Section 1&amp;lt;/a&gt;</text:p>
      <text:p text:style-name="Preformatted_20_Text"/>
      <text:p text:style-name="Preformatted_20_Text">&amp;lt;h2 id="section1"&gt;Section 1&amp;lt;/h2&gt;</text:p>
      <text:p text:style-name="Preformatted_20_Text"/>
      <text:p text:style-name="P8">Use the <text:span text:style-name="T8">&lt;code&gt;</text:span>&amp;lt;a&gt;<text:span text:style-name="T8">&lt;/code&gt;</text:span> tag to create links. The href attribute specifies the target URL. To link to a specific section within the same page, use an anchor by adding the id attribute to the target element.</text:p>
      <text:p text:style-name="Standard"/>
      <text:p text:style-name="Standard">These are just a few essential HTML tags and elements. HTML offers a wide range of other tags for images, tables, forms, and more. Experiment with different tags and elements to create well-structured and visually appealing web pages.</text:p>
      <text:p text:style-name="Standard"/>
      <text:h text:style-name="Heading_20_1" text:outline-level="1"><text:span text:style-name="T3">4. </text:span>Working with Forms: Collecting User Input</text:h>
      <text:p text:style-name="Text_20_body"/>
      <text:p text:style-name="Standard">HTML forms provide a way to collect user input, such as text, selections, and submissions. Understanding how to create and handle forms is essential for building interactive web pages. Let's explore the key components and attributes of HTML forms.</text:p>
      <text:p text:style-name="Standard"/>
      <text:h text:style-name="Heading_20_3" text:outline-level="3">Form Structure</text:h>
      <text:p text:style-name="P6">To create a form, use the <text:span text:style-name="T6">&lt;code&gt;</text:span>&amp;lt;form&gt;<text:span text:style-name="T6">&lt;/code&gt;</text:span> tag. This tag acts as a container for all the form elements.</text:p>
      <text:p text:style-name="Standard"/>
      <text:p text:style-name="Standard"/>
      <text:p text:style-name="Standard">&amp;lt;form&gt;</text:p>
      <text:p text:style-name="Standard"><text:s text:c="2"/>&amp;lt;!-- Form elements go here --&gt;</text:p>
      <text:p text:style-name="Standard">&amp;lt;/form&gt;</text:p>
      <text:p text:style-name="Standard"/>
      <text:h text:style-name="Heading_20_3" text:outline-level="3"><text:soft-page-break/>Input Fields</text:h>
      <text:p text:style-name="Standard">HTML offers various input fields to capture different types of user input.</text:p>
      <text:p text:style-name="Standard"/>
      <text:p text:style-name="Standard">Text Input:</text:p>
      <text:p text:style-name="Standard"/>
      <text:p text:style-name="Standard">&amp;lt;label for="name"&gt;Name:&amp;lt;/label&gt;</text:p>
      <text:p text:style-name="Standard">&amp;lt;input type="text" id="name" name="name"&gt;</text:p>
      <text:p text:style-name="Standard"/>
      <text:p text:style-name="Standard">Radio Buttons:</text:p>
      <text:p text:style-name="Standard"/>
      <text:p text:style-name="Preformatted_20_Text">&amp;lt;label&gt;</text:p>
      <text:p text:style-name="Preformatted_20_Text"><text:s text:c="2"/>&amp;lt;input type="radio" name="gender" value="male"&gt; Male</text:p>
      <text:p text:style-name="Preformatted_20_Text">&amp;lt;/label&gt;</text:p>
      <text:p text:style-name="Preformatted_20_Text">&amp;lt;label&gt;</text:p>
      <text:p text:style-name="Preformatted_20_Text"><text:s text:c="2"/>&amp;lt;input type="radio" name="gender" value="female"&gt; Female</text:p>
      <text:p text:style-name="Preformatted_20_Text">&amp;lt;/label&gt;</text:p>
      <text:p text:style-name="Preformatted_20_Text">Checkboxes:</text:p>
      <text:p text:style-name="Preformatted_20_Text">html</text:p>
      <text:p text:style-name="Preformatted_20_Text">Copy code</text:p>
      <text:p text:style-name="Preformatted_20_Text">&amp;lt;label&gt;</text:p>
      <text:p text:style-name="Preformatted_20_Text"><text:s text:c="2"/>&amp;lt;input type="checkbox" name="interests" value="music"&gt; Music</text:p>
      <text:p text:style-name="Preformatted_20_Text">&amp;lt;/label&gt;</text:p>
      <text:p text:style-name="Preformatted_20_Text">&amp;lt;label&gt;</text:p>
      <text:p text:style-name="Preformatted_20_Text"><text:s text:c="2"/>&amp;lt;input type="checkbox" name="interests" value="sports"&gt; Sports</text:p>
      <text:p text:style-name="Preformatted_20_Text">&amp;lt;/label&gt;</text:p>
      <text:p text:style-name="Standard"/>
      <text:p text:style-name="Standard">Select Dropdown:</text:p>
      <text:p text:style-name="Standard"/>
      <text:p text:style-name="Preformatted_20_Text">&amp;lt;label for="country"&gt;Country:&amp;lt;/label&gt;</text:p>
      <text:p text:style-name="Preformatted_20_Text">&amp;lt;select id="country" name="country"&gt;</text:p>
      <text:p text:style-name="Preformatted_20_Text"><text:s text:c="2"/>&amp;lt;option value="usa"&gt;United States&amp;lt;/option&gt;</text:p>
      <text:p text:style-name="Preformatted_20_Text"><text:s text:c="2"/>&amp;lt;option value="uk"&gt;United Kingdom&amp;lt;/option&gt;</text:p>
      <text:p text:style-name="Preformatted_20_Text"><text:s text:c="2"/>&amp;lt;option value="canada"&gt;Canada&amp;lt;/option&gt;</text:p>
      <text:p text:style-name="Preformatted_20_Text">&amp;lt;/select&gt;</text:p>
      <text:p text:style-name="Standard"/>
      <text:p text:style-name="Standard">Submit Button</text:p>
      <text:p text:style-name="P6">To allow users to submit the form, use the <text:span text:style-name="T6">&lt;code&gt;</text:span>&amp;lt;input&gt;<text:span text:style-name="T6">&lt;/code&gt;</text:span> element with the <text:span text:style-name="T6">&lt;code&gt;</text:span>type="submit"<text:span text:style-name="T6">&lt;/code&gt;</text:span> attribute.</text:p>
      <text:p text:style-name="Standard"/>
      <text:p text:style-name="Standard"/>
      <text:p text:style-name="Standard">&amp;lt;input type="submit" value="Submit"&gt;</text:p>
      <text:p text:style-name="Standard">Handling Form Submissions</text:p>
      <text:p text:style-name="Standard">When the user submits the form, the form data can be sent to a server for processing using different methods, such as HTTP GET or POST. The server-side processing is beyond the scope of HTML, but you can specify the action and method attributes to configure form submission.</text:p>
      <text:p text:style-name="Standard"/>
      <text:p text:style-name="Standard"/>
      <text:p text:style-name="Standard">&amp;lt;form action="/submit" method="post"&gt;</text:p>
      <text:p text:style-name="Standard"><text:s text:c="2"/>&amp;lt;!-- Form elements --&gt;</text:p>
      <text:p text:style-name="Standard"><text:s text:c="2"/>&amp;lt;input type="submit" value="Submit"&gt;</text:p>
      <text:p text:style-name="Standard">&amp;lt;/form&gt;</text:p>
      <text:p text:style-name="Standard">In this example, the form will be submitted to the "/submit" URL using the HTTP POST method. The server-side script at the specified URL can handle the submitted data.</text:p>
      <text:p text:style-name="Standard"/>
      <text:p text:style-name="Standard">Understanding HTML forms and their various elements allows you to collect and process user input effectively. Experiment with different input fields and attributes to create interactive and user-friendly forms.</text:p>
      <text:p text:style-name="Standard"/>
      <text:p text:style-name="Standard"/>
      <text:p text:style-name="Standard"/>
      <text:h text:style-name="Heading_20_1" text:outline-level="1"><text:soft-page-break/><text:span text:style-name="T3">5. </text:span>Working with Multimedia: Adding Images and Videos</text:h>
      <text:p text:style-name="Text_20_body"/>
      <text:p text:style-name="Text_20_body">HTML allows you to enrich your web pages by incorporating images and videos. By understanding how to work with multimedia elements, you can create visually appealing and engaging content. Let's explore how to add images and videos to your HTML pages.</text:p>
      <text:h text:style-name="Heading_20_3" text:outline-level="3"><text:span text:style-name="T6">&lt;h4&gt;</text:span>Adding Images<text:span text:style-name="T6">&lt;/h4&gt;</text:span></text:h>
      <text:p text:style-name="P9"><text:span text:style-name="T6">&lt;p&gt;</text:span>To display an image on a web page, use the <text:span text:style-name="T6">&lt;code&gt;</text:span>&amp;lt;img&gt;<text:span text:style-name="T6">&lt;/code&gt;</text:span> tag. Specify the image source using the src attribute and provide alternative text for accessibility using the alt attribute.<text:span text:style-name="T6">&lt;/p&gt;</text:span></text:p>
      <text:p text:style-name="Preformatted_20_Text">&amp;lt;img src="image.jpg" alt="Description of the image"&gt;</text:p>
      <text:p text:style-name="Preformatted_20_Text"/>
      <text:p text:style-name="P9">The <text:span text:style-name="T6">&lt;code&gt;</text:span>src<text:span text:style-name="T6">&lt;/code&gt;</text:span> attribute specifies the path to the image file.</text:p>
      <text:p text:style-name="Text_20_body"><text:span text:style-name="T6">&lt;p&gt;</text:span>The alt attribute provides alternative text that describes the image.<text:span text:style-name="T6">&lt;/p&gt;</text:span></text:p>
      <text:h text:style-name="Heading_20_3" text:outline-level="3"><text:span text:style-name="T6">&lt;h4&gt;</text:span>Embedding Videos<text:span text:style-name="T6">&lt;/h4&gt;</text:span></text:h>
      <text:p text:style-name="P9"><text:span text:style-name="T6">&lt;p&gt;</text:span>To embed videos on your web page, you can use the <text:span text:style-name="T6">&lt;code&gt;</text:span>&amp;lt;video&gt;<text:span text:style-name="T6">&lt;/code&gt;</text:span> tag. Specify the video source using the <text:span text:style-name="T6">&lt;code&gt;</text:span>&amp;lt;source&gt;<text:span text:style-name="T6">&lt;/code&gt;</text:span> element within the <text:span text:style-name="T6">&lt;code&gt;</text:span>&amp;lt;video&gt;<text:span text:style-name="T6">&lt;/code&gt;</text:span> tag. Additionally, you can include fallback content between the opening and closing <text:span text:style-name="T6">&lt;code&gt;</text:span>&amp;lt;video&gt;<text:span text:style-name="T6">&lt;/code&gt;</text:span> tags, which will be displayed if the browser does not support video playback.<text:span text:style-name="T6">&lt;/p&gt;</text:span></text:p>
      <text:p text:style-name="Preformatted_20_Text">&lt;pre&gt;&lt;code&gt;</text:p>
      <text:p text:style-name="Preformatted_20_Text">&amp;lt;video controls&gt;<text:line-break/> &amp;lt;source src="video.mp4" type="video/mp4"&gt;<text:line-break/> <text:s/>&amp;lt;source src="video.webm" type="video/webm"<text:span text:style-name="T4">&gt;<text:line-break/></text:span> <text:s/>Your browser does not support the video tag.<text:line-break/>&amp;lt;/video&gt;</text:p>
      <text:p text:style-name="P2">&lt;<text:span text:style-name="T6">/</text:span>pre&gt;&lt;<text:span text:style-name="T6">/</text:span>code&gt;</text:p>
      <text:p text:style-name="Preformatted_20_Text"/>
      <text:p text:style-name="Text_20_body"><text:span text:style-name="T6">&lt;p&gt;</text:span>The <text:span text:style-name="T6">&lt;code&gt;</text:span>&amp;lt;source&gt;<text:span text:style-name="T6">&lt;/code&gt;</text:span> elements specify the video source files and their respective types. Provide multiple sources to support different video formats.<text:span text:style-name="T6">&lt;/p&gt;</text:span></text:p>
      <text:p text:style-name="Text_20_body"><text:span text:style-name="T6">&lt;p&gt;</text:span>The controls attribute enables the default video controls, such as play, pause, and volume.<text:span text:style-name="T6">&lt;/p&gt;</text:span></text:p>
      <text:h text:style-name="Heading_20_3" text:outline-level="3">Image Maps</text:h>
      <text:p text:style-name="Text_20_body">Image maps allow you to define clickable areas on an image that link to different destinations. Use the &amp;lt;map&gt; and &amp;lt;area&gt; tags to create an image map.</text:p>
      <text:p text:style-name="Preformatted_20_Text">&amp;lt;img src="map.jpg" alt="Map" usemap="#map"&gt;</text:p>
      <text:p text:style-name="Preformatted_20_Text">&amp;lt;map name="map"&gt;<text:line-break/> <text:s/>&amp;lt;area shape="rect" coords="0,0,100,100" href="page1.html"&gt;<text:line-break/> <text:s/>&amp;lt;area shape="circle" coords="200,200,50" href="page2.html"&gt;<text:line-break/>&amp;lt;/map&gt;</text:p>
      <text:p text:style-name="Text_20_body">The &amp;lt;map&gt; tag defines the image map.</text:p>
      <text:p text:style-name="Text_20_body"><text:soft-page-break/>The &amp;lt;area&gt; tags specify the shape, coordinates, and destination of each clickable area.</text:p>
      <text:p text:style-name="Text_20_body">By incorporating images, videos, and interactive features like image maps, you can enhance the visual appeal and engagement of your web pages.</text:p>
      <text:p text:style-name="Standard"/>
      <text:h text:style-name="Heading_20_1" text:outline-level="1"><text:span text:style-name="T4">6. </text:span>Semantic HTML: Enhancing Accessibility and SEO</text:h>
      <text:p text:style-name="Standard"/>
      <text:p text:style-name="Standard">Semantic HTML plays a crucial role in creating accessible and search engine-friendly web pages. By using appropriate semantic elements, you can improve the structure, understandability, and discoverability of your content. Let's explore some key semantic HTML elements and their usage.</text:p>
      <text:p text:style-name="Standard"/>
      <text:h text:style-name="Heading_20_3" text:outline-level="3">&amp;lt;header&gt;, &amp;lt;main&gt;, and &amp;lt;footer&gt;</text:h>
      <text:p text:style-name="Standard">The &amp;lt;header&gt; element represents the introductory content or a container for the site header. It typically contains site logos, navigation menus, and page titles.</text:p>
      <text:p text:style-name="Standard"/>
      <text:p text:style-name="Standard"/>
      <text:p text:style-name="Preformatted_20_Text">&amp;lt;header&gt;</text:p>
      <text:p text:style-name="Preformatted_20_Text"><text:s text:c="2"/>&amp;lt;h1&gt;Website Title&amp;lt;/h1&gt;</text:p>
      <text:p text:style-name="Preformatted_20_Text"><text:s text:c="2"/>&amp;lt;!-- Site navigation --&gt;</text:p>
      <text:p text:style-name="Preformatted_20_Text">&amp;lt;/header&gt;</text:p>
      <text:p text:style-name="Standard"/>
      <text:p text:style-name="Standard">The &amp;lt;main&gt; element represents the main content of a document. It should include the primary content that is unique to the page.</text:p>
      <text:p text:style-name="Standard"/>
      <text:p text:style-name="Preformatted_20_Text">&amp;lt;main&gt;</text:p>
      <text:p text:style-name="Preformatted_20_Text"><text:s text:c="2"/>&amp;lt;h2&gt;About Us&amp;lt;/h2&gt;</text:p>
      <text:p text:style-name="Preformatted_20_Text"><text:s text:c="2"/>&amp;lt;p&gt;Content about the website or organization.&amp;lt;/p&gt;</text:p>
      <text:p text:style-name="Preformatted_20_Text">&amp;lt;/main&gt;</text:p>
      <text:p text:style-name="Standard"/>
      <text:p text:style-name="Standard">The &lt;code&gt;&amp;lt;footer&gt;&lt;<text:span text:style-name="T5">/</text:span>code&gt; element represents the footer of a document or a section. It often contains copyright information, links to terms of service, and contact details.</text:p>
      <text:p text:style-name="Standard"/>
      <text:p text:style-name="Preformatted_20_Text">&amp;lt;footer&gt;</text:p>
      <text:p text:style-name="Preformatted_20_Text"><text:s text:c="2"/>&amp;lt;p&gt;&amp;copy; 2023 Your Company. All rights reserved.&amp;lt;/p&gt;</text:p>
      <text:p text:style-name="Preformatted_20_Text"><text:s text:c="2"/>&amp;lt;!-- Additional footer content --&gt;</text:p>
      <text:p text:style-name="Preformatted_20_Text">&amp;lt;/footer&gt;</text:p>
      <text:p text:style-name="Standard"/>
      <text:p text:style-name="Standard"><text:span text:style-name="T5">&lt;p&gt;</text:span>The &lt;code&gt;&amp;lt;nav&gt;&lt;<text:span text:style-name="T5">/</text:span>code&gt; element represents a section of a page that contains navigation links.<text:span text:style-name="T5">&lt;/p&gt;</text:span></text:p>
      <text:p text:style-name="Standard"/>
      <text:p text:style-name="Preformatted_20_Text">&amp;lt;nav&gt;</text:p>
      <text:p text:style-name="Preformatted_20_Text"><text:s text:c="2"/>&amp;lt;ul&gt;</text:p>
      <text:p text:style-name="Preformatted_20_Text"><text:s text:c="4"/>&amp;lt;li&gt;&amp;lt;a href="/"&gt;Home&amp;lt;/a&gt;&amp;lt;/li&gt;</text:p>
      <text:p text:style-name="Preformatted_20_Text"><text:s text:c="4"/>&amp;lt;li&gt;&amp;lt;a href="/about"&gt;About&amp;lt;/a&gt;&amp;lt;/li&gt;</text:p>
      <text:p text:style-name="Preformatted_20_Text"><text:s text:c="4"/>&amp;lt;li&gt;&amp;lt;a href="/contact"&gt;Contact&amp;lt;/a&gt;&amp;lt;/li&gt;</text:p>
      <text:p text:style-name="Preformatted_20_Text"><text:s text:c="2"/>&amp;lt;/ul&gt;</text:p>
      <text:p text:style-name="Preformatted_20_Text">&amp;lt;/nav&gt;</text:p>
      <text:p text:style-name="Standard"/>
      <text:h text:style-name="Heading_20_3" text:outline-level="3"><text:span text:style-name="T5">&lt;h4&gt;</text:span>&amp;lt;article&gt; and &amp;lt;section&gt;<text:span text:style-name="T5">&lt;/h4&gt;</text:span></text:h>
      <text:p text:style-name="Standard"><text:span text:style-name="T5">&lt;p&gt;</text:span>The &lt;code&gt;&amp;lt;article&gt;&lt;<text:span text:style-name="T5">/</text:span>code&gt; element represents a self-contained composition that can be <text:soft-page-break/>independently distributed or syndicated. It could be a blog post, news article, or forum post.<text:span text:style-name="T5">&lt;/p&gt;</text:span></text:p>
      <text:p text:style-name="Standard"/>
      <text:p text:style-name="Standard"/>
      <text:p text:style-name="Preformatted_20_Text">&amp;lt;article&gt;</text:p>
      <text:p text:style-name="Preformatted_20_Text"><text:s text:c="2"/>&amp;lt;h3&gt;Article Title&amp;lt;/h3&gt;</text:p>
      <text:p text:style-name="Preformatted_20_Text"><text:s text:c="2"/>&amp;lt;p&gt;Article content goes here.&amp;lt;/p&gt;</text:p>
      <text:p text:style-name="Preformatted_20_Text">&amp;lt;/article&gt;</text:p>
      <text:p text:style-name="Standard"/>
      <text:p text:style-name="Standard">The &amp;lt;section&gt; element represents a thematic grouping of content within an article or a document.</text:p>
      <text:p text:style-name="Standard"/>
      <text:p text:style-name="Standard"/>
      <text:p text:style-name="Preformatted_20_Text">&amp;lt;section&gt;</text:p>
      <text:p text:style-name="Preformatted_20_Text"><text:s text:c="2"/>&amp;lt;h4&gt;Section Title&amp;lt;/h4&gt;</text:p>
      <text:p text:style-name="Preformatted_20_Text"><text:s text:c="2"/>&amp;lt;p&gt;Section content goes here.&amp;lt;/p&gt;</text:p>
      <text:p text:style-name="Preformatted_20_Text">&amp;lt;/section&gt;</text:p>
      <text:p text:style-name="Preformatted_20_Text"/>
      <text:p text:style-name="Standard">Using semantic HTML elements not only improves the accessibility of your website but also provides meaningful structure for search engines, helping improve your website's SEO performance.</text:p>
      <text:p text:style-name="Standard"/>
      <text:p text:style-name="Standard"/>
      <text:h text:style-name="Heading_20_1" text:outline-level="1"><text:span text:style-name="T4">7. </text:span>HTML Best Practices: Writing Clean and Efficient Code</text:h>
      <text:p text:style-name="Standard"/>
      <text:p text:style-name="Standard"/>
      <text:p text:style-name="Standard">Writing clean and efficient HTML code is crucial for creating maintainable, accessible, and performant web pages. Following best practices helps improve code readability, collaboration, and overall quality. Let's explore some HTML best practices to keep in mind when developing web pages.</text:p>
      <text:p text:style-name="Standard"/>
      <text:h text:style-name="Heading_20_3" text:outline-level="3">Use Proper Indentation and Formatting</text:h>
      <text:p text:style-name="Standard">Indentation and formatting play a significant role in code readability. Use consistent indentation, such as two or four spaces, to align nested elements. Also, make proper use of line breaks and spacing to improve code clarity.</text:p>
      <text:p text:style-name="Standard"/>
      <text:p text:style-name="Standard"/>
      <text:p text:style-name="Preformatted_20_Text">&amp;lt;!DOCTYPE html&gt;</text:p>
      <text:p text:style-name="Preformatted_20_Text">&amp;lt;html&gt;</text:p>
      <text:p text:style-name="Preformatted_20_Text"><text:s text:c="2"/>&amp;lt;head&gt;</text:p>
      <text:p text:style-name="Preformatted_20_Text"><text:s text:c="4"/>&amp;lt;title&gt;Page Title&amp;lt;/title&gt;</text:p>
      <text:p text:style-name="Preformatted_20_Text"><text:s text:c="2"/>&amp;lt;/head&gt;</text:p>
      <text:p text:style-name="Preformatted_20_Text"><text:s text:c="2"/>&amp;lt;body&gt;</text:p>
      <text:p text:style-name="Preformatted_20_Text"><text:s text:c="4"/>&amp;lt;header&gt;</text:p>
      <text:p text:style-name="Preformatted_20_Text"><text:s text:c="6"/>&amp;lt;h1&gt;Website Title&amp;lt;/h1&gt;</text:p>
      <text:p text:style-name="Preformatted_20_Text"><text:s text:c="4"/>&amp;lt;/header&gt;</text:p>
      <text:p text:style-name="Preformatted_20_Text"><text:s text:c="4"/>&amp;lt;nav&gt;</text:p>
      <text:p text:style-name="Preformatted_20_Text"><text:s text:c="6"/>&amp;lt;ul&gt;</text:p>
      <text:p text:style-name="Preformatted_20_Text"><text:s text:c="8"/>&amp;lt;li&gt;&amp;lt;a href="/"&gt;Home&amp;lt;/a&gt;&amp;lt;/li&gt;</text:p>
      <text:p text:style-name="Preformatted_20_Text"><text:s text:c="8"/>&amp;lt;li&gt;&amp;lt;a href="/about"&gt;About&amp;lt;/a&gt;&amp;lt;/li&gt;</text:p>
      <text:p text:style-name="Preformatted_20_Text"><text:s text:c="8"/>&amp;lt;li&gt;&amp;lt;a href="/contact"&gt;Contact&amp;lt;/a&gt;&amp;lt;/li&gt;</text:p>
      <text:p text:style-name="Preformatted_20_Text"><text:s text:c="6"/>&amp;lt;/ul&gt;</text:p>
      <text:p text:style-name="Preformatted_20_Text"><text:s text:c="4"/>&amp;lt;/nav&gt;</text:p>
      <text:p text:style-name="Preformatted_20_Text"><text:s text:c="4"/>&amp;lt;main&gt;</text:p>
      <text:p text:style-name="Preformatted_20_Text"><text:s text:c="6"/>&amp;lt;h2&gt;Welcome to Our Website&amp;lt;/h2&gt;</text:p>
      <text:p text:style-name="Preformatted_20_Text"><text:s text:c="6"/>&amp;lt;p&gt;This is the main content of the page.&amp;lt;/p&gt;</text:p>
      <text:p text:style-name="Preformatted_20_Text"><text:s text:c="4"/>&amp;lt;/main&gt;</text:p>
      <text:p text:style-name="Preformatted_20_Text"><text:s text:c="4"/>&amp;lt;footer&gt;</text:p>
      <text:p text:style-name="Preformatted_20_Text"><text:s text:c="6"/>&amp;lt;p&gt;&amp;copy; 2023 Your Company. All rights reserved.&amp;lt;/p&gt;</text:p>
      <text:p text:style-name="Preformatted_20_Text"><text:soft-page-break/><text:s text:c="4"/>&amp;lt;/footer&gt;</text:p>
      <text:p text:style-name="Preformatted_20_Text"><text:s text:c="2"/>&amp;lt;/body&gt;</text:p>
      <text:p text:style-name="Preformatted_20_Text">&amp;lt;/html&gt;</text:p>
      <text:h text:style-name="Heading_20_3" text:outline-level="3">Use Semantic HTML Elements</text:h>
      <text:p text:style-name="Standard">Semantic HTML elements provide meaning and structure to your web page, enhancing accessibility and search engine optimization. Use elements like &amp;lt;header&gt;, &amp;lt;nav&gt;, &amp;lt;main&gt;, &amp;lt;article&gt;, and &amp;lt;footer&gt; appropriately to describe the purpose and hierarchy of your content.</text:p>
      <text:p text:style-name="Standard"/>
      <text:p text:style-name="Standard"/>
      <text:p text:style-name="Preformatted_20_Text">&amp;lt;header&gt;</text:p>
      <text:p text:style-name="Preformatted_20_Text"><text:s text:c="2"/>&amp;lt;h1&gt;Website Title&amp;lt;/h1&gt;</text:p>
      <text:p text:style-name="Preformatted_20_Text">&amp;lt;/header&gt;</text:p>
      <text:p text:style-name="Preformatted_20_Text">&amp;lt;nav&gt;</text:p>
      <text:p text:style-name="Preformatted_20_Text"><text:s text:c="2"/>&amp;lt;ul&gt;</text:p>
      <text:p text:style-name="Preformatted_20_Text"><text:s text:c="4"/>&amp;lt;li&gt;&amp;lt;a href="/"&gt;Home&amp;lt;/a&gt;&amp;lt;/li&gt;</text:p>
      <text:p text:style-name="Preformatted_20_Text"><text:s text:c="4"/>&amp;lt;li&gt;&amp;lt;a href="/about"&gt;About&amp;lt;/a&gt;&amp;lt;/li&gt;</text:p>
      <text:p text:style-name="Preformatted_20_Text"><text:s text:c="4"/>&amp;lt;li&gt;&amp;lt;a href="/contact"&gt;Contact&amp;lt;/a&gt;&amp;lt;/li&gt;</text:p>
      <text:p text:style-name="Preformatted_20_Text"><text:s text:c="2"/>&amp;lt;/ul&gt;</text:p>
      <text:p text:style-name="Preformatted_20_Text">&amp;lt;/nav&gt;</text:p>
      <text:p text:style-name="Preformatted_20_Text">&amp;lt;main&gt;</text:p>
      <text:p text:style-name="Preformatted_20_Text"><text:s text:c="2"/>&amp;lt;h2&gt;Welcome to Our Website&amp;lt;/h2&gt;</text:p>
      <text:p text:style-name="Preformatted_20_Text"><text:s text:c="2"/>&amp;lt;p&gt;This is the main content of the page.&amp;lt;/p&gt;</text:p>
      <text:p text:style-name="Preformatted_20_Text">&amp;lt;/main&gt;</text:p>
      <text:p text:style-name="Preformatted_20_Text">&amp;lt;footer&gt;</text:p>
      <text:p text:style-name="Preformatted_20_Text"><text:s text:c="2"/>&amp;lt;p&gt;&amp;copy; 2023 Your Company. All rights reserved.&amp;lt;/p&gt;</text:p>
      <text:p text:style-name="Preformatted_20_Text">&amp;lt;/footer&gt;</text:p>
      <text:p text:style-name="Standard"/>
      <text:h text:style-name="Heading_20_3" text:outline-level="3">Use Meaningful and Descriptive Element Names</text:h>
      <text:p text:style-name="Standard">Choose descriptive and meaningful names for your HTML elements. Avoid using generic names like &amp;lt;div&gt; or &amp;lt;span&gt; when more specific elements are available. This helps both developers and assistive technologies understand the purpose of each element.</text:p>
      <text:p text:style-name="Standard"/>
      <text:p text:style-name="Preformatted_20_Text">&amp;lt;section id="about-us"&gt;</text:p>
      <text:p text:style-name="Preformatted_20_Text"><text:s text:c="2"/>&amp;lt;h2&gt;About Us&amp;lt;/h2&gt;</text:p>
      <text:p text:style-name="Preformatted_20_Text"><text:s text:c="2"/>&amp;lt;p&gt;We are a team of passionate individuals...&amp;lt;/p&gt;</text:p>
      <text:p text:style-name="Preformatted_20_Text">&amp;lt;/section&gt;</text:p>
      <text:h text:style-name="Heading_20_3" text:outline-level="3">Optimize and Minimize Code</text:h>
      <text:p text:style-name="Standard">Optimize your HTML code by removing unnecessary white spaces, comments, and redundant attributes. Minimize the use of inline styles and scripts, and instead use external CSS and JavaScript files. This improves page load time and makes code maintenance easier.</text:p>
      <text:p text:style-name="Standard"/>
      <text:h text:style-name="Heading_20_3" text:outline-level="3">Validate Your HTML Code</text:h>
      <text:p text:style-name="Standard">Regularly validate your HTML code using tools like the W3C Markup Validation Service. Validation helps identify syntax errors, missing tags, or other issues that could affect your page's rendering and functionality.</text:p>
      <text:p text:style-name="Standard"/>
      <text:p text:style-name="Standard">By following these HTML best practices, you can create clean, well-structured, and efficient code that is easier to maintain and enhances the overall user experience of your web pag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6-21T21:45:23.310000000</dc:date>
    <meta:editing-duration>PT5H3M25S</meta:editing-duration>
    <meta:editing-cycles>7</meta:editing-cycles>
    <meta:generator>LibreOffice/7.3.7.2$Windows_X86_64 LibreOffice_project/e114eadc50a9ff8d8c8a0567d6da8f454beeb84f</meta:generator>
    <meta:document-statistic meta:table-count="0" meta:image-count="0" meta:object-count="0" meta:page-count="9" meta:paragraph-count="254" meta:word-count="2220" meta:character-count="16464" meta:non-whitespace-character-count="14281"/>
  </office:meta>
</office:document-meta>
</file>